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8" style:family="paragraph" style:parent-style-name="Text_20_body" style:list-style-name="L1"/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eb-Context</text:p>
      <text:p text:style-name="Text_20_body">version 1.0</text:p>
      <text:p text:style-name="Text_20_body">Author: Frédéric Delorme&lt;frederic.delorme@gmail.com&gt;</text:p>
      <text:p text:style-name="Text_20_body"/>
      <text:h text:style-name="Heading_20_1" text:outline-level="1">I. Introduction</text:h>
      <text:p text:style-name="Text_20_body">The purpose of this project is to create, test and improve a new PHP framework MVC,convention naming oriented.</text:p>
      <text:h text:style-name="Heading_20_1" text:outline-level="1">II. First steps</text:h>
      <text:p text:style-name="P6"/>
      <text:p text:style-name="Text_20_body">Basicaly, the following files must be implemented at first step:</text:p>
      <text:list xml:id="list35592305" text:style-name="L1">
        <text:list-item>
          <text:p text:style-name="P8">config/model.xml <text:s/>: describing entities manipulated in your project</text:p>
        </text:list-item>
        <text:list-item>
          <text:p text:style-name="P8">config/config.ini : initializing some environmental parameters.</text:p>
        </text:list-item>
      </text:list>
      <text:p text:style-name="Text_20_body">Then, in managers/, you create you Page manage (inheriting from Manager class) to generate and display your pages.</text:p>
      <text:p text:style-name="Text_20_body">The templates/ directory will host your rendering template (simple php files with the .tpl file extension).</text:p>
      <text:h text:style-name="Heading_20_1" text:outline-level="1">III. First project</text:h>
      <text:p text:style-name="P6"/>
      <text:p text:style-name="Standard">In the final release, code will be mainly generated:</text:p>
      <text:list xml:id="list35573387" text:style-name="L2">
        <text:list-item>
          <text:p text:style-name="P1">- entity,</text:p>
        </text:list-item>
        <text:list-item>
          <text:p text:style-name="P1">- persistence,</text:p>
        </text:list-item>
        <text:list-item>
          <text:p text:style-name="P1">- page manager,</text:p>
        </text:list-item>
        <text:list-item>
          <text:p text:style-name="P1">- routing configuration.</text:p>
        </text:list-item>
      </text:list>
      <text:p text:style-name="Standard"/>
      <text:p text:style-name="Standard">But for this first project, code is manually created.</text:p>
      <text:p text:style-name="Standard"/>
      <text:h text:style-name="Heading_20_2" text:outline-level="2">III.1. Config.ini</text:h>
      <text:p text:style-name="Standard">The file will contain some system parameters like database connection, default encoding for generated pages, etc...</text:p>
      <text:h text:style-name="Heading_20_3" text:outline-level="3">III.1.1. Database connection:</text:h>
      <text:p text:style-name="P6"><text:tab/>[database]</text:p>
      <text:p text:style-name="P6"><text:tab/>servername=localhost</text:p>
      <text:p text:style-name="P6"><text:tab/>serverport=3306</text:p>
      <text:p text:style-name="P6"><text:tab/>username=root</text:p>
      <text:p text:style-name="P6"><text:tab/>userpassword=nathalie</text:p>
      <text:p text:style-name="P6"><text:tab/>databasename=web-context</text:p>
      <text:h text:style-name="Heading_20_3" text:outline-level="3">III.1.2. Site configuration</text:h>
      <text:p text:style-name="P6"><text:tab/>[system]</text:p>
      <text:p text:style-name="P6"><text:tab/>language="en_EN"</text:p>
      <text:p text:style-name="P6"><text:soft-page-break/><text:tab/>encoding="UTF-8"</text:p>
      <text:p text:style-name="P6"><text:tab/>path="/home/ubuntu/public_html/web-context"</text:p>
      <text:p text:style-name="P6"><text:tab/>url="http://localhost/~frederic/web-context"</text:p>
      <text:h text:style-name="Heading_20_3" text:outline-level="3">III.1.3. Default Theme configuration </text:h>
      <text:p text:style-name="P6"><text:tab/>[theme]</text:p>
      <text:p text:style-name="P6"><text:tab/>activated=default</text:p>
      <text:h text:style-name="Heading_20_3" text:outline-level="3">III.1.4. Debug module configuration</text:h>
      <text:p text:style-name="P6"><text:tab/>[debug]</text:p>
      <text:p text:style-name="P6"><text:tab/>logfilepath="/home/ubuntu/public_html/web-context/log/web-context.log"</text:p>
      <text:p text:style-name="P6"><text:tab/>display=on</text:p>
      <text:p text:style-name="P6"><text:tab/>level=DEBUG,INFO,WARN,ERROR,FATAL</text:p>
      <text:h text:style-name="Heading_20_2" text:outline-level="2">III.2. Model.xml</text:h>
      <text:p text:style-name="Standard">This is the Data model description. It contains descriptions of entities and their relations manage by your web-site /web-app.</text:p>
      <text:p text:style-name="Standard">For example, read the following paragraphs description.</text:p>
      <text:h text:style-name="Heading_20_3" text:outline-level="3">III.2.1. Entity</text:h>
      <text:p text:style-name="P6"/>
      <text:p text:style-name="P6"><text:tab/>&lt;entity name="category" key="name" table="category" description="category entity to groups features by theme"&gt;</text:p>
      <text:p text:style-name="P6"><text:tab/><text:tab/>&lt;field name="name" type="TEXT" size="30" description="name of the category"/&gt;</text:p>
      <text:p text:style-name="P6"><text:tab/><text:tab/>&lt;field name="url" type="TEXT" size="30" description="simplified name of the category to use in url"/&gt;</text:p>
      <text:p text:style-name="P6"><text:tab/><text:tab/>&lt;field name="description" type="TEXT" size="255" description="description for this category"/&gt;</text:p>
      <text:p text:style-name="P6"><text:tab/><text:tab/>&lt;field name="sortorder" type="NUMBER" description="sort order of appearence in list for this category"/&gt;</text:p>
      <text:p text:style-name="P6"><text:tab/>&lt;/entity&gt;</text:p>
      <text:p text:style-name="P6"/>
      <text:p text:style-name="Standard">This is the description of a "category" entity, composed of 4 fields, and the "name" field is the key, <text:s/>as indicated by the key="name" attribute of the &lt;entity/&gt; tag.</text:p>
      <text:p text:style-name="Standard"/>
      <text:p text:style-name="P6"><text:tab/>&lt;entity name="name_of_my_entity"</text:p>
      <text:p text:style-name="P6"><text:tab/><text:tab/><text:tab/> key="functional_primary_key"</text:p>
      <text:p text:style-name="P6"><text:tab/><text:tab/><text:tab/> table="persistant_table_name"</text:p>
      <text:p text:style-name="P6"><text:tab/><text:tab/><text:tab/> description="a short description used by administrative UI"&gt;</text:p>
      <text:p text:style-name="Standard"><text:span text:style-name="T1"/></text:p>
      <text:p text:style-name="Standard">All value of the attributes must be specified in lowercase.</text:p>
      <text:p text:style-name="Standard">One more field is automaticaly added by the framework, it is an unic ID autogenerated by the system: [ENTITYNAME]_ID.</text:p>
      <text:p text:style-name="Standard">In our sample it will be named category_id and will be an auto generated NUMBER. </text:p>
      <text:p text:style-name="Standard"/>
      <text:h text:style-name="Heading_20_3" text:outline-level="3">III.2.2. Field</text:h>
      <text:p text:style-name="Standard">A field match with a database table column. sharing the same name.</text:p>
      <text:p text:style-name="Standard"/>
      <text:p text:style-name="Standard"><text:tab/>&lt;field name="my_field_name"</text:p>
      <text:p text:style-name="P6"><text:tab/><text:tab/><text:tab/>type="my_field_type"</text:p>
      <text:p text:style-name="P6"><text:tab/><text:tab/><text:tab/>[size="size_corresponding_to_my_type"] <text:s text:c="2"/>(optional)</text:p>
      <text:p text:style-name="P6"><text:tab/><text:tab/><text:tab/>description="a short description for this field, used by administrative UI"&gt;</text:p>
      <text:p text:style-name="P6"/>
      <text:p text:style-name="Standard"><text:soft-page-break/>a simple sample:</text:p>
      <text:p text:style-name="P6"/>
      <text:p text:style-name="P6"><text:tab/>&lt;field name="name" type="TEXT" size="30" description="name of the category"/&gt;</text:p>
      <text:p text:style-name="Standard"/>
      <text:p text:style-name="Standard">Possible "type" attribute value for field are:</text:p>
      <text:p text:style-name="Standard"/>
      <text:p text:style-name="Standard">Basic database field type :</text:p>
      <text:list xml:id="list35626314" text:style-name="L3">
        <text:list-item>
          <text:p text:style-name="P2">TEXT</text:p>
        </text:list-item>
        <text:list-item>
          <text:p text:style-name="P2">NUMBER</text:p>
        </text:list-item>
        <text:list-item>
          <text:p text:style-name="P2">DATE</text:p>
        </text:list-item>
        <text:list-item>
          <text:p text:style-name="P2">TIMESTAMP</text:p>
        </text:list-item>
        <text:list-item>
          <text:p text:style-name="P2">BLOB</text:p>
        </text:list-item>
        <text:list-item>
          <text:p text:style-name="P2">FLOAT</text:p>
        </text:list-item>
      </text:list>
      <text:p text:style-name="Standard">And some more « functional oriented » types:</text:p>
      <text:list xml:id="list35616519" text:style-name="L4">
        <text:list-item>
          <text:p text:style-name="P3">MAIL for mail information</text:p>
        </text:list-item>
        <text:list-item>
          <text:p text:style-name="P3">PHONE to store an international phone number</text:p>
        </text:list-item>
        <text:list-item>
          <text:p text:style-name="P3">CBNUMBER to manage a Blue Card number, it's value is encoded.</text:p>
        </text:list-item>
      </text:list>
      <text:p text:style-name="Standard"/>
      <text:p text:style-name="Standard">for these last field types, format will be defined in the config.ini file, if there are different from </text:p>
      <text:p text:style-name="Standard">default ones:</text:p>
      <text:p text:style-name="P6"/>
      <text:p text:style-name="P6">- MAIL <text:s text:c="4"/>: firstname.lastname@domain.ext</text:p>
      <text:p text:style-name="P6">- PHONE <text:s text:c="3"/>: +00 (0) 000 000 000</text:p>
      <text:p text:style-name="P6">- CBNUMBER : 0000 0000 0000 0000</text:p>
      <text:h text:style-name="Heading_20_3" text:outline-level="3">III.2.3. Relations</text:h>
      <text:p text:style-name="Standard">Some entities relations can be specified:</text:p>
      <text:list xml:id="list35631003" text:style-name="L5">
        <text:list-item>
          <text:p text:style-name="P4">one-to-one</text:p>
        </text:list-item>
        <text:list-item>
          <text:p text:style-name="P4">one-to-many</text:p>
        </text:list-item>
        <text:list-item>
          <text:p text:style-name="P4">many-to-many</text:p>
        </text:list-item>
      </text:list>
      <text:p text:style-name="Standard"/>
      <text:p text:style-name="Standard">A relation between 2 objects must be specified in both concerned entities with 3 new tags:</text:p>
      <text:p text:style-name="Standard"/>
      <text:p text:style-name="Standard"><text:tab/>&lt;relation type="one-to-one" ... /&gt;</text:p>
      <text:p text:style-name="P6"><text:tab/>&lt;relation type="one-to-many" ... /&gt;</text:p>
      <text:p text:style-name="P6"><text:tab/>&lt;relation type="many-to-many" ... /&gt;</text:p>
      <text:h text:style-name="Heading_20_4" text:outline-level="4">III.2.3.a. ONE-TO-ONE</text:h>
      <text:p text:style-name="Standard">This is the simple relation (see datamodel relationship). only one entity linked to only one other.</text:p>
      <text:p text:style-name="Standard">For example: a LDAP entry for a real person. the relation between this too entity will be a one-to-one.</text:p>
      <text:p text:style-name="Standard"><text:tab/></text:p>
      <text:p text:style-name="P6"><text:tab/>&lt;relation type="one-to-one"</text:p>
      <text:p text:style-name="P6"><text:tab/><text:tab/><text:tab/><text:tab/>name="name_in_source_entity" </text:p>
      <text:p text:style-name="P6"><text:tab/><text:tab/><text:tab/><text:tab/>entity="name_of_target_entity"</text:p>
      <text:p text:style-name="P6"><text:tab/><text:tab/><text:tab/><text:tab/>key="target_entity_field_name" /&gt;</text:p>
      <text:p text:style-name="Standard"/>
      <text:p text:style-name="P5">Sample</text:p>
      <text:p text:style-name="Standard"/>
      <text:p text:style-name="Standard">Here a simple relation between an ldapUser, an entry for a real person in a ldap directory, and a "user" entity which is identified by it's "username".</text:p>
      <text:p text:style-name="P6"><text:tab/></text:p>
      <text:p text:style-name="P6"><text:soft-page-break/><text:tab/>&lt;relation type="one-to-one"</text:p>
      <text:p text:style-name="P6"><text:tab/><text:tab/><text:tab/><text:tab/>name="ldapPerson" </text:p>
      <text:p text:style-name="P6"><text:tab/><text:tab/><text:tab/><text:tab/>entity="user"</text:p>
      <text:p text:style-name="P6"><text:tab/><text:tab/><text:tab/><text:tab/>key="username" /&gt;<text:tab/></text:p>
      <text:p text:style-name="P6"><text:tab/></text:p>
      <text:h text:style-name="Heading_20_4" text:outline-level="4">III.2.3.a. ONE-TO-MANY</text:h>
      <text:p text:style-name="P5">Sample</text:p>
      <text:p text:style-name="Standard"/>
      <text:p text:style-name="Standard">Relation between a Category and some features (posts). The "feature" entity will contains a field reference to "category" entity. <text:s/></text:p>
      <text:p text:style-name="Standard"/>
      <text:p text:style-name="Standard"><text:tab/>&lt;relation type="one-to-many" </text:p>
      <text:p text:style-name="P6"><text:tab/><text:tab/>name="features" </text:p>
      <text:p text:style-name="P6"><text:tab/><text:tab/>entity="feature" </text:p>
      <text:p text:style-name="P6"><text:tab/><text:tab/>description="all posts linked to this category"/&gt;</text:p>
      <text:p text:style-name="P6"/>
      <text:h text:style-name="Heading_20_4" text:outline-level="4">III.2.3.a. MANY-TO-MANY</text:h>
      <text:p text:style-name="P6"><text:tab/><text:tab/></text:p>
      <text:p text:style-name="P6"><text:tab/>*sample*</text:p>
      <text:p text:style-name="P6"/>
      <text:p text:style-name="P6"><text:tab/>relation between a tags and features (posts). The "feature" entity will contains a reference </text:p>
      <text:p text:style-name="P6"><text:tab/>to "tag" entity. and a tag entity will contain a refernce to a feature entity. the persistence </text:p>
      <text:p text:style-name="P6"><text:tab/>of such a relation need a technical table wich can be described by the "persistIn" attribute.</text:p>
      <text:p text:style-name="P6"><text:tab/>By default, the persistence table will be named with the 2 names of the entity, separated by </text:p>
      <text:p text:style-name="P6"><text:tab/>an underscore in the alphabetical order (here, it will be "features_tags"). <text:s text:c="2"/></text:p>
      <text:p text:style-name="P6"><text:tab/></text:p>
      <text:p text:style-name="P6"><text:tab/>&lt;relation type="many-to-many" </text:p>
      <text:p text:style-name="P6"><text:tab/><text:tab/><text:tab/>name="features" </text:p>
      <text:p text:style-name="P6"><text:tab/><text:tab/><text:tab/>entity="feature" </text:p>
      <text:p text:style-name="P6"><text:tab/><text:tab/><text:tab/>[persistIn="tags_features"] ##to specify a different name for te persistIn table##</text:p>
      <text:p text:style-name="P6"><text:tab/><text:tab/><text:tab/>description="all features marked with this tag" /&gt;</text:p>
      <text:p text:style-name="P6"/>
      <text:h text:style-name="Heading_20_2" text:outline-level="2">III.3. Page Manager</text:h>
      <text:p text:style-name="P6"/>
      <text:p text:style-name="P6"><text:tab/>A page Manager is a class describing functional operations on a real web page.</text:p>
      <text:p text:style-name="P6"><text:tab/>- Attributes will mapped the Forms attributes (if some form is needed)</text:p>
      <text:p text:style-name="P6"><text:tab/>- methods will be actions linked to forms button.</text:p>
      <text:p text:style-name="P6"><text:tab/>- url will be routed by the Router class to manage wich entity you are working with.</text:p>
      <text:p text:style-name="P6"/>
      <text:p text:style-name="P6"><text:tab/>It will inherit from Manager class to implement hidden mechanism of the framework.</text:p>
      <text:p text:style-name="P6"><text:tab/></text:p>
      <text:p text:style-name="P6"><text:tab/>*sample*</text:p>
      <text:p text:style-name="P6"><text:tab/></text:p>
      <text:p text:style-name="P6"><text:tab/>class IndexManager extends Manager{</text:p>
      <text:p text:style-name="P6"><text:tab/><text:tab/>public searchText="";</text:p>
      <text:p text:style-name="P6"><text:tab/><text:tab/></text:p>
      <text:p text:style-name="P6"><text:tab/><text:tab/>public function search(){</text:p>
      <text:p text:style-name="P6"><text:tab/><text:tab/><text:tab/>// TODO implement my search method.</text:p>
      <text:p text:style-name="P6"><text:soft-page-break/><text:tab/><text:tab/>}</text:p>
      <text:p text:style-name="P6"><text:tab/></text:p>
      <text:p text:style-name="P6"><text:tab/><text:tab/>public renderTemplate(){</text:p>
      <text:p text:style-name="P6"><text:tab/><text:tab/><text:tab/>return "index/main";</text:p>
      <text:p text:style-name="P6"><text:tab/><text:tab/>}</text:p>
      <text:p text:style-name="P6"><text:tab/>}</text:p>
      <text:p text:style-name="P6"><text:tab/></text:p>
      <text:h text:style-name="Heading_20_3" text:outline-level="3">III.3.1. Attributes</text:h>
      <text:p text:style-name="P6"/>
      <text:p text:style-name="P6"><text:tab/>Each fields of a form will be reprensented by an attribute of the class.</text:p>
      <text:p text:style-name="P6"><text:tab/></text:p>
      <text:p text:style-name="P6"><text:tab/>As example, lets talk about a form to edit a user will maintain :</text:p>
      <text:p text:style-name="P6"><text:tab/><text:tab/>- username, </text:p>
      <text:p text:style-name="P6"><text:tab/><text:tab/>- firstname, </text:p>
      <text:p text:style-name="P6"><text:tab/><text:tab/>- lastname, </text:p>
      <text:p text:style-name="P6"><text:tab/><text:tab/>- email </text:p>
      <text:p text:style-name="P6"><text:tab/><text:tab/>- and password.</text:p>
      <text:p text:style-name="P6"/>
      <text:p text:style-name="P6"><text:tab/>Your page manager will implement the following attributes:</text:p>
      <text:p text:style-name="P6"><text:tab/></text:p>
      <text:p text:style-name="P6"><text:tab/><text:tab/>public username="";</text:p>
      <text:p text:style-name="P6"><text:tab/><text:tab/>public firstname="";</text:p>
      <text:p text:style-name="P6"><text:tab/><text:tab/>public lastname="";</text:p>
      <text:p text:style-name="P6"><text:tab/><text:tab/>public password="";</text:p>
      <text:p text:style-name="P6"><text:tab/><text:tab/>public email="";</text:p>
      <text:p text:style-name="P6"><text:tab/></text:p>
      <text:p text:style-name="P6"><text:tab/>so the class will be:</text:p>
      <text:p text:style-name="P6"><text:tab/></text:p>
      <text:p text:style-name="P6"><text:tab/>class UserManager extends Manager{</text:p>
      <text:p text:style-name="P6"><text:tab/><text:tab/>public username="";</text:p>
      <text:p text:style-name="P6"><text:tab/><text:tab/>public firstname="";</text:p>
      <text:p text:style-name="P6"><text:tab/><text:tab/>public lastname="";</text:p>
      <text:p text:style-name="P6"><text:tab/><text:tab/>public password="";</text:p>
      <text:p text:style-name="P6"><text:tab/><text:tab/>public email="";</text:p>
      <text:p text:style-name="P6"/>
      <text:p text:style-name="P6"><text:tab/><text:tab/>public create(){</text:p>
      <text:p text:style-name="P6"><text:tab/><text:tab/><text:tab/>// TODO implement the create user process</text:p>
      <text:p text:style-name="P6"><text:tab/><text:tab/>}</text:p>
      <text:p text:style-name="P6"><text:tab/><text:tab/></text:p>
      <text:p text:style-name="P6"><text:tab/><text:tab/>public delete(){</text:p>
      <text:p text:style-name="P6"><text:tab/><text:tab/><text:tab/>// TODO implement the delete user process</text:p>
      <text:p text:style-name="P6"><text:tab/><text:tab/>}</text:p>
      <text:p text:style-name="P6"><text:tab/><text:tab/></text:p>
      <text:p text:style-name="P6"><text:tab/><text:tab/>public modify(){</text:p>
      <text:p text:style-name="P6"><text:tab/><text:tab/><text:tab/>// TODO implement the modify user process</text:p>
      <text:p text:style-name="P6"><text:tab/><text:tab/>}</text:p>
      <text:p text:style-name="P6"><text:tab/><text:tab/></text:p>
      <text:p text:style-name="P6"><text:tab/><text:tab/>public find(){</text:p>
      <text:p text:style-name="P6"><text:tab/><text:tab/><text:tab/>// TODO implement the find user process</text:p>
      <text:p text:style-name="P6"><text:tab/><text:tab/>}</text:p>
      <text:p text:style-name="P6"><text:tab/><text:tab/></text:p>
      <text:p text:style-name="P6"><text:tab/>}</text:p>
      <text:p text:style-name="P6"/>
      <text:h text:style-name="Heading_20_3" text:outline-level="3">III.3.1. Methods</text:h>
      <text:p text:style-name="P6"/>
      <text:p text:style-name="P6"><text:tab/>For each Button in the contained form will exist a corresponding method in the pge manager.</text:p>
      <text:p text:style-name="P6"><text:tab/>The best example for such mapping is the "Search button" of the main page of a site.</text:p>
      <text:p text:style-name="P6"><text:tab/>in your form will have an input field which name is "searchText" with a <text:soft-page-break/>submit button wich name is</text:p>
      <text:p text:style-name="P6"><text:tab/>"search".</text:p>
      <text:p text:style-name="P6"><text:tab/></text:p>
      <text:p text:style-name="P6"><text:tab/>From your method, you will be able to access to all standard PHP common variables as $_POST[],</text:p>
      <text:p text:style-name="P6"><text:tab/>$_GET[], $_SERVER[], and so on...</text:p>
      <text:p text:style-name="P6"><text:tab/></text:p>
      <text:p text:style-name="P6"><text:tab/>It must return the template to use to displayed results of the implmeented process.</text:p>
      <text:p text:style-name="P6"><text:tab/></text:p>
      <text:p text:style-name="P6"><text:tab/>If nothing is returned (null or "") the default renterTeplate() implemented method is called.</text:p>
      <text:p text:style-name="P6"><text:tab/></text:p>
      <text:p text:style-name="P6"><text:tab/>*sample*</text:p>
      <text:p text:style-name="P6"><text:tab/></text:p>
      <text:p text:style-name="P6"><text:tab/>public search(){</text:p>
      <text:p text:style-name="P6"><text:tab/><text:tab/>// the mapping $this-&gt;searchText = $_POST['seaarchText'] is maintained by the framework</text:p>
      <text:p text:style-name="P6"><text:tab/><text:tab/></text:p>
      <text:p text:style-name="P6"><text:tab/><text:tab/>__log("want to search the ".$this-&gt;searchText." into our features articles.");</text:p>
      <text:p text:style-name="P6"><text:tab/><text:tab/></text:p>
      <text:p text:style-name="P6"><text:tab/><text:tab/>return "index/showresults";</text:p>
      <text:p text:style-name="P6"><text:tab/>}</text:p>
      <text:p text:style-name="P6"><text:tab/></text:p>
      <text:p text:style-name="P6"><text:tab/></text:p>
      <text:p text:style-name="P6"><text:tab/>the corresponding template will be stored into </text:p>
      <text:p text:style-name="P6"><text:tab/></text:p>
      <text:p text:style-name="P6"><text:tab/>/themes/[NAME_OF_THEME]/[PAGE_MANAGER_NAME]/[TEMPLATE_FILE_NAME].tpl</text:p>
      <text:p text:style-name="P6"><text:tab/></text:p>
      <text:p text:style-name="P6"><text:tab/>où:</text:p>
      <text:p text:style-name="P6"><text:tab/>- NAME_OF_THEME, "default" for example</text:p>
      <text:p text:style-name="P6"><text:tab/>- PAGE_MANAGER_NAME, "indexManager" pour notre exemple</text:p>
      <text:p text:style-name="P6"><text:tab/>- TEMPLATE_FILE_NAME, le nom du fichier de template, sans son extension ".tpl". </text:p>
      <text:p text:style-name="P6"><text:tab/> <text:s/>Habituellement appelé "main.tpl" si il n'y a qu'un template pour le page manager.</text:p>
      <text:p text:style-name="P6"><text:tab/></text:p>
      <text:p text:style-name="P6"><text:tab/>ainsi, dans le return statement, on a "index/showresults" qui pointe vers un fichier template:</text:p>
      <text:p text:style-name="P6"><text:tab/></text:p>
      <text:p text:style-name="P6"><text:tab/><text:tab/>/themes/default/index/showresults.tpl</text:p>
      <text:p text:style-name="P6"><text:tab/></text:p>
      <text:p text:style-name="P6"><text:tab/>Si un tel fichier n'existe pas, le fichier index/main sera recherché sinon, une page d'erreur standard </text:p>
      <text:p text:style-name="P6"><text:tab/>sera affichée avec un message d'erreur explicit.</text:p>
      <text:p text:style-name="P6"><text:tab/></text:p>
      <text:h text:style-name="Heading_20_3" text:outline-level="3">III.3.1. URL REST oriented</text:h>
      <text:p text:style-name="P6"><text:tab/></text:p>
      <text:p text:style-name="P7"><text:span text:style-name="T1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édéric Delorme</meta:initial-creator>
    <meta:creation-date>2010-04-27T15:42:46.65</meta:creation-date>
    <dc:date>2010-04-27T15:53:55.48</dc:date>
    <dc:creator>Frédéric Delorme</dc:creator>
    <meta:editing-duration>PT00H11M12S</meta:editing-duration>
    <meta:editing-cycles>10</meta:editing-cycles>
    <meta:generator>OpenOffice.org/3.1$Win32 OpenOffice.org_project/310m19$Build-9420</meta:generator>
    <meta:document-statistic meta:table-count="0" meta:image-count="0" meta:object-count="0" meta:page-count="6" meta:paragraph-count="237" meta:word-count="1149" meta:character-count="8461"/>
  </office:meta>
</office:document-meta>
</file>